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ecord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bl_user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imtheadmin</text:p>
          </table:table-cell>
          <table:table-cell office:value-type="string" calcext:value-type="string">
            <text:p>jeremytheadmi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dmi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a xlink:href="mailto:alim2424@gmail.com" xlink:type="simple">alim2424@gmail.com</text:a></text:p>
          </table:table-cell>
          <table:table-cell office:value-type="string" calcext:value-type="string">
            <text:p><text:a xlink:href="mailto:jeremy1212@gmail.com" xlink:type="simple">jeremy1212@gmail.com</text:a>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11" calcext:value-type="float">
            <text:p>1111</text:p>
          </table:table-cell>
          <table:table-cell office:value-type="float" office:value="1234" calcext:value-type="float">
            <text:p>1234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indythewriter</text:p>
          </table:table-cell>
          <table:table-cell office:value-type="string" calcext:value-type="string">
            <text:p>shaun1212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writ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a xlink:href="mailto:mindy1212@gmail.com" xlink:type="simple">mindy1212@gmail.com</text:a></text:p>
          </table:table-cell>
          <table:table-cell office:value-type="string" calcext:value-type="string">
            <text:p><text:a xlink:href="mailto:shaun1212@gmail.com" xlink:type="simple">shaun1212@gmail.com</text:a>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float" office:value="1234" calcext:value-type="float">
            <text:p>1234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erbtheuser</text:p>
          </table:table-cell>
          <table:table-cell office:value-type="string" calcext:value-type="string">
            <text:p>barbtheus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us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a xlink:href="mailto:ferb1212@gmail.com" xlink:type="simple">ferb1212@gmail.com</text:a></text:p>
          </table:table-cell>
          <table:table-cell office:value-type="string" calcext:value-type="string">
            <text:p><text:a xlink:href="mailto:barb1212@gmail.com" xlink:type="simple">barb1212@gmail.com</text:a>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float" office:value="1234" calcext:value-type="float">
            <text:p>1234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date>2021-12-16T04:40:33.930184716</dc:date>
    <meta:editing-duration>PT5M58S</meta:editing-duration>
    <meta:editing-cycles>1</meta:editing-cycles>
    <meta:document-statistic meta:table-count="1" meta:cell-count="25" meta:object-count="0"/>
  </office:meta>
</office:document-meta>
</file>